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0.441cm"/>
      <style:text-properties style:font-name="Times New Roman" fo:language="es" fo:country="CO" style:font-name-asian="Times New Roman" style:font-name-complex="Times New Roman"/>
    </style:style>
    <style:style style:name="P2" style:family="paragraph" style:parent-style-name="Standard">
      <style:paragraph-properties fo:line-height="99%" fo:text-align="justify" style:justify-single-word="false"/>
      <style:text-properties style:font-name="Times New Roman" fo:language="es" fo:country="CO" style:font-name-asian="Times New Roman" style:font-name-complex="Times New Roman"/>
    </style:style>
    <style:style style:name="P3" style:family="paragraph" style:parent-style-name="Standard">
      <style:paragraph-properties fo:line-height="0.499cm"/>
      <style:text-properties fo:color="#00000a" style:font-name="Times New Roman" fo:font-size="14pt" fo:language="es" fo:country="CO" fo:font-weight="bold" style:font-name-asian="Times New Roman" style:font-size-asian="14pt" style:font-weight-asian="bold" style:font-name-complex="Times New Roman"/>
    </style:style>
    <style:style style:name="P4" style:family="paragraph" style:parent-style-name="Standard">
      <style:paragraph-properties style:line-height-at-least="0cm"/>
      <style:text-properties fo:color="#00000a" style:font-name="Times New Roman" fo:font-size="12pt" fo:language="es" fo:country="CO" fo:font-weight="bold" style:font-name-asian="Times New Roman" style:font-size-asian="12pt" style:font-weight-asian="bold" style:font-name-complex="Times New Roman"/>
    </style:style>
    <style:style style:name="P5" style:family="paragraph" style:parent-style-name="Standard">
      <style:paragraph-properties fo:line-height="0.208cm"/>
      <style:text-properties fo:color="#00000a" style:font-name="Times New Roman" fo:font-size="12pt" fo:language="es" fo:country="CO" fo:font-weight="bold" style:font-name-asian="Times New Roman" style:font-size-asian="12pt" style:font-weight-asian="bold" style:font-name-complex="Times New Roman"/>
    </style:style>
    <style:style style:name="P6" style:family="paragraph" style:parent-style-name="Standard">
      <style:paragraph-properties fo:line-height="0.134cm"/>
      <style:text-properties fo:color="#00000a" style:font-name="Times New Roman" fo:font-size="12pt" fo:language="es" fo:country="CO" style:font-name-asian="Times New Roman" style:font-size-asian="12pt" style:font-name-complex="Times New Roman"/>
    </style:style>
    <style:style style:name="P7" style:family="paragraph" style:parent-style-name="Standard">
      <style:paragraph-properties fo:line-height="0.139cm"/>
      <style:text-properties fo:color="#00000a" style:font-name="Times New Roman" fo:font-size="12pt" fo:language="es" fo:country="CO" style:font-name-asian="Times New Roman" style:font-size-asian="12pt" style:font-name-complex="Times New Roman"/>
    </style:style>
    <style:style style:name="P8" style:family="paragraph" style:parent-style-name="Standard">
      <style:paragraph-properties fo:line-height="0.136cm"/>
      <style:text-properties fo:color="#00000a" style:font-name="Times New Roman" fo:font-size="12pt" fo:language="es" fo:country="CO" style:font-name-asian="Times New Roman" style:font-size-asian="12pt" style:font-name-complex="Times New Roman"/>
    </style:style>
    <style:style style:name="P9" style:family="paragraph" style:parent-style-name="Standard">
      <style:paragraph-properties fo:line-height="0.118cm"/>
      <style:text-properties fo:color="#00000a" style:font-name="Times New Roman" fo:font-size="12pt" fo:language="es" fo:country="CO" style:font-name-asian="Times New Roman" style:font-size-asian="12pt" style:font-name-complex="Times New Roman"/>
    </style:style>
    <style:style style:name="P10" style:family="paragraph" style:parent-style-name="Standard">
      <style:paragraph-properties fo:line-height="0.132cm"/>
      <style:text-properties fo:color="#00000a" style:font-name="Times New Roman" fo:font-size="12pt" fo:language="es" fo:country="CO" style:font-name-asian="Times New Roman" style:font-size-asian="12pt" style:font-name-complex="Times New Roman"/>
    </style:style>
    <style:style style:name="P11" style:family="paragraph" style:parent-style-name="Standard">
      <style:paragraph-properties fo:line-height="0.353cm"/>
      <style:text-properties fo:color="#00000a" style:font-name="Times New Roman" fo:font-size="12pt" fo:language="es" fo:country="CO" style:font-name-asian="Times New Roman" style:font-size-asian="12pt" style:font-name-complex="Times New Roman"/>
    </style:style>
    <style:style style:name="P12" style:family="paragraph" style:parent-style-name="Standard">
      <style:paragraph-properties fo:line-height="0.123cm"/>
      <style:text-properties fo:color="#00000a" style:font-name="Times New Roman" fo:font-size="12pt" fo:language="es" fo:country="CO" style:font-name-asian="Times New Roman" style:font-size-asian="12pt" style:font-name-complex="Times New Roman"/>
    </style:style>
    <style:style style:name="P13" style:family="paragraph" style:parent-style-name="Standard">
      <style:paragraph-properties fo:line-height="0.131cm"/>
      <style:text-properties fo:color="#00000a" style:font-name="Times New Roman" fo:font-size="12pt" fo:language="es" fo:country="CO" style:font-name-asian="Times New Roman" style:font-size-asian="12pt" style:font-name-complex="Times New Roman"/>
    </style:style>
    <style:style style:name="P14" style:family="paragraph" style:parent-style-name="Standard">
      <style:paragraph-properties fo:line-height="0.025cm"/>
      <style:text-properties fo:color="#00000a" style:font-name="Times New Roman" fo:font-size="12pt" fo:language="es" fo:country="CO" style:font-name-asian="Times New Roman" style:font-size-asian="12pt" style:font-name-complex="Times New Roman"/>
    </style:style>
    <style:style style:name="P15" style:family="paragraph" style:parent-style-name="Standard">
      <style:paragraph-properties fo:line-height="0.127cm"/>
      <style:text-properties fo:color="#00000a" style:font-name="Times New Roman" fo:font-size="12pt" fo:language="es" fo:country="CO" style:font-name-asian="Times New Roman" style:font-size-asian="12pt" style:font-name-complex="Times New Roman"/>
    </style:style>
    <style:style style:name="P16" style:family="paragraph" style:parent-style-name="Standard">
      <style:paragraph-properties fo:line-height="0.122cm"/>
      <style:text-properties fo:color="#00000a" style:font-name="Times New Roman" fo:font-size="12pt" fo:language="es" fo:country="CO" style:font-name-asian="Times New Roman" style:font-size-asian="12pt" style:font-name-complex="Times New Roman"/>
    </style:style>
    <style:style style:name="P17" style:family="paragraph" style:parent-style-name="Standard">
      <style:paragraph-properties style:line-height-at-least="0cm" fo:text-align="end" style:justify-single-word="false"/>
      <style:text-properties fo:color="#00000a" style:font-name="Times New Roman" fo:font-size="12pt" fo:language="es" fo:country="CO" style:font-name-asian="Times New Roman" style:font-size-asian="12pt" style:font-name-complex="Times New Roman"/>
    </style:style>
    <style:style style:name="P18" style:family="paragraph" style:parent-style-name="Standard">
      <style:paragraph-properties fo:line-height="99%" fo:text-align="justify" style:justify-single-word="false"/>
    </style:style>
    <style:style style:name="P19" style:family="paragraph" style:parent-style-name="Standard">
      <style:paragraph-properties fo:line-height="98%" fo:text-align="justify" style:justify-single-word="false"/>
    </style:style>
    <style:style style:name="P20" style:family="paragraph" style:parent-style-name="Standard" style:master-page-name="Standard">
      <style:paragraph-properties fo:margin-left="7.62cm" fo:margin-right="0cm" style:line-height-at-least="0cm" fo:text-indent="0cm" style:auto-text-indent="false" style:page-number="auto"/>
      <style:text-properties fo:color="#00000a" style:font-name="Times New Roman" fo:font-size="14pt" fo:language="es" fo:country="CO" fo:font-weight="bold" style:font-name-asian="Times New Roman" style:font-size-asian="14pt" style:font-weight-asian="bold" style:font-name-complex="Times New Roman"/>
    </style:style>
    <style:style style:name="P21" style:family="paragraph" style:parent-style-name="Standard">
      <style:paragraph-properties fo:margin-left="0cm" fo:margin-right="0cm" fo:line-height="99%" fo:text-align="justify" style:justify-single-word="false" fo:text-indent="1.3cm" style:auto-text-indent="false"/>
    </style:style>
    <style:style style:name="P22" style:family="paragraph" style:parent-style-name="Standard">
      <style:paragraph-properties fo:margin-left="0cm" fo:margin-right="0cm" fo:line-height="99%" fo:text-align="justify" style:justify-single-word="false" fo:text-indent="1.3cm" style:auto-text-indent="false"/>
      <style:text-properties fo:color="#00000a" style:font-name="Times New Roman" fo:font-size="12pt" fo:language="es" fo:country="CO" style:font-name-asian="Times New Roman" style:font-size-asian="12pt" style:font-name-complex="Times New Roman"/>
    </style:style>
    <style:style style:name="P23" style:family="paragraph" style:parent-style-name="Standard">
      <style:paragraph-properties fo:margin-left="0cm" fo:margin-right="0cm" fo:line-height="98%" fo:text-align="justify" style:justify-single-word="false" fo:text-indent="1.3cm" style:auto-text-indent="false"/>
      <style:text-properties fo:color="#00000a" style:font-name="Times New Roman" fo:font-size="12pt" fo:language="es" fo:country="CO" style:font-name-asian="Times New Roman" style:font-size-asian="12pt" style:font-name-complex="Times New Roman"/>
    </style:style>
    <style:style style:name="P24" style:family="paragraph" style:parent-style-name="Standard">
      <style:paragraph-properties fo:margin-left="0cm" fo:margin-right="0cm" fo:line-height="97%" fo:text-align="justify" style:justify-single-word="false" fo:text-indent="1.3cm" style:auto-text-indent="false"/>
      <style:text-properties fo:color="#00000a" style:font-name="Times New Roman" fo:font-size="12pt" fo:language="es" fo:country="CO" style:font-name-asian="Times New Roman" style:font-size-asian="12pt" style:font-name-complex="Times New Roman"/>
    </style:style>
    <style:style style:name="P25" style:family="paragraph" style:parent-style-name="Standard">
      <style:paragraph-properties fo:margin-left="0cm" fo:margin-right="0cm" fo:line-height="98%" fo:text-align="justify" style:justify-single-word="false" fo:text-indent="1.3cm" style:auto-text-indent="false"/>
    </style:style>
    <style:style style:name="P26" style:family="paragraph" style:parent-style-name="Standard">
      <style:paragraph-properties fo:margin-left="1.305cm" fo:margin-right="0cm" style:line-height-at-least="0cm" fo:text-indent="0cm" style:auto-text-indent="false"/>
      <style:text-properties fo:color="#00000a" style:font-name="Times New Roman" fo:font-size="12pt" fo:language="es" fo:country="CO" style:font-name-asian="Times New Roman" style:font-size-asian="12pt" style:font-name-complex="Times New Roman"/>
    </style:style>
    <style:style style:name="P27" style:family="paragraph" style:parent-style-name="Standard">
      <style:paragraph-properties fo:margin-left="13.829cm" fo:margin-right="0cm" style:line-height-at-least="0cm" fo:text-indent="0cm" style:auto-text-indent="false"/>
    </style:style>
    <style:style style:name="P28" style:family="paragraph" style:parent-style-name="Standard" style:master-page-name="Convert_20_1">
      <style:paragraph-properties fo:line-height="0.353cm" style:page-number="auto"/>
      <style:text-properties style:font-name="Times New Roman" fo:language="es" fo:country="CO" style:font-name-asian="Times New Roman" style:font-name-complex="Times New Roman"/>
    </style:style>
    <style:style style:name="P29" style:family="paragraph" style:parent-style-name="Standard" style:master-page-name="Convert_20_3">
      <style:paragraph-properties fo:line-height="0.353cm" style:page-number="auto"/>
      <style:text-properties style:font-name="Times New Roman" fo:language="es" fo:country="CO" style:font-name-asian="Times New Roman" style:font-name-complex="Times New Roman"/>
    </style:style>
    <style:style style:name="P30" style:family="paragraph" style:parent-style-name="Standard" style:master-page-name="Convert_20_5">
      <style:paragraph-properties fo:line-height="99%" style:page-number="auto"/>
      <style:text-properties fo:color="#00000a" style:font-name="Times New Roman" fo:font-size="11pt" fo:font-style="italic" style:font-name-asian="Times New Roman" style:font-size-asian="11pt" style:font-style-asian="italic" style:font-name-complex="Times New Roman"/>
    </style:style>
    <style:style style:name="T1" style:family="text">
      <style:text-properties style:font-name="Times New Roman" fo:language="es" fo:country="CO" style:font-name-asian="Times New Roman" style:font-name-complex="Times New Roman"/>
    </style:style>
    <style:style style:name="T2" style:family="text">
      <style:text-properties fo:color="#00000a" style:font-name="Times New Roman" fo:font-size="12pt" fo:language="es" fo:country="CO" style:font-name-asian="Times New Roman" style:font-size-asian="12pt" style:font-name-complex="Times New Roman"/>
    </style:style>
    <style:style style:name="T3" style:family="text">
      <style:text-properties fo:color="#00000a" style:font-name="Times New Roman" fo:font-size="12pt" fo:language="es" fo:country="CO" fo:font-style="italic" style:font-name-asian="Times New Roman" style:font-size-asian="12pt" style:font-style-asian="italic" style:font-name-complex="Times New Roman"/>
    </style:style>
    <style:style style:name="T4" style:family="text">
      <style:text-properties fo:color="#00000a" style:font-name="Times New Roman" fo:font-size="11.5pt" fo:language="es" fo:country="CO" style:font-name-asian="Times New Roman" style:font-size-asian="11.5pt" style:font-name-complex="Times New Roman"/>
    </style:style>
    <style:style style:name="T5" style:family="text">
      <style:text-properties fo:color="#00000a" fo:font-size="12pt" style:font-size-asian="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page4"/>PRÓLOGO</text:p>
      <text:p text:style-name="P3"/>
      <text:p text:style-name="P4">La flecha del tiempo</text:p>
      <text:p text:style-name="P5"/>
      <text:p text:style-name="P22">El mundo parece estar entrando en una zona de caos. El principal indicador de este desorden creciente es el hecho, a estas alturas evidente, de que nada funciona. Las instituciones políticas, comerciales, religiosas, deportivas y hasta las militares han perdido casi totalmente su credibilidad y comienzan a derrumbarse socavadas por la corrupción y el tráfico de influencias. La cacareada eficacia del modelo económico imperante para satisfacer las necesidades humanas, difundida ad náuseam por sus epígonos de todas las latitudes, hoy se ve cuestionada no solo por la calle sino que también por la opinión fundada de connotados economistas y académicos puesto que, a la luz de la cruda evidencia de las cifras, sus resultados han sido desastrosos lo que está provocando escándalo y repudio mundial.</text:p>
      <text:p text:style-name="P6"/>
      <text:p text:style-name="P22">En el campo político, el viejo Estado-nación, antaño poderoso y soberano, se encuentra atascado en una sumisa impotencia: ahora es digitado a distancia por el capital financiero internacional, una suerte de para-estado cuyo poder -por completo ilegítimo- se asienta en la capacidad de control sobre el flujo de capitales planetario, posición desde la cual puede condicionar las decisiones democráticas de los países. Este fenómeno se hizo dramáticamente patente durante la negociación de la deuda de Grecia con la denominada “troika” (Comisión Europea, Banco Central Europeo y Fondo Monetario Internacional), ocasión en la que se ignoraron las propuestas presentadas por el gobierno de dicho país con el respaldo mayoritario de su pueblo, para imponerle a la fuerza severas medidas de ajuste. El impacto fue tan devastador que motivó al principal negociador griego, el ministro de Finanzas Yanis Varoufakis, a renunciar a su cargo para poner en marcha un movimiento por la democratización de Europa (DIEM25).</text:p>
      <text:p text:style-name="P7"/>
      <text:p text:style-name="P22">De hecho, estudios recientes revelan que no más de 25 bancos controlan alrededor del 90% del capital mundial. Nunca antes en la historia se había alcanzado un grado de concentración tan extremo, nunca antes se había logrado una posición de poder tan absoluta. Sin embargo, se trata de un poder sin rostro y que además es apátrida por lo que carece de una ubicación precisa, de manera que había logrado pasar desapercibido hasta la última gran crisis financiera mundial (2007-2008), a partir de la cual comenzó a ser intensamente escrutado. Por cierto, hablar de “libre mercado” en este contexto es simplemente una falacia, un argumento vistoso para engañar a los incautos porque detrás de la verborrea florida de los discursos se esconde una realidad monstruosa: la tiranía del dinero.</text:p>
      <text:p text:style-name="P8"/>
      <text:p text:style-name="P22">Esta crisis que hoy nos afecta se manifiesta además en otros ámbitos de la vida social y personal y sus efectos resuenan con similares características en lugares cuyos contextos geográficos y culturales son muy distintos unos de otros. Esta concomitancia nos habla, una vez más, del carácter global de esta crisis y sus diferentes manifestaciones están dando cuenta de un fenómeno común: la desestructuración del actual sistema. Los vínculos sociales y afectivos se rompen, puesto que cualquiera se ha convertido en un potencial “competidor”, y los individuos van quedando aislados en un mundo habitado por sus propios fantasmas, a un paso de la locura. Definitivamente, esta realidad que hemos construido es, entre otras cosas, desoladora. Sin duda que el costo humano que ha significado tratar de alcanzar el espejismo del bienestar material ha sido demasiado alto.</text:p>
      <text:p text:style-name="P9"/>
      <text:p text:style-name="P26">Pero, ¿cómo hemos podido llegar a esta situación tan desastrosa?</text:p>
      <text:p text:style-name="P9"/>
      <text:p text:style-name="P23">El primer hecho a considerar es que el proceso humano entró en una fase de mundialización. Los avances en las comunicaciones y en la capacidad de traslado han hecho posible el mundo interconectado que conocemos, en el cual prácticamente no existen puntos aislados. Pero este fenómeno no es negativo en sí mismo. Por el contrario, más bien responde a un impulso ancestral que proviene de los albores de la historia.</text:p>
      <text:p text:style-name="P10"/>
      <text:p text:style-name="P24">El segundo hecho a tener en cuenta es la tendencia a la homogenización y la uniformidad que adquirió el proceso mundializador y ésta sí que es una característica negativa. La cosmovisión</text:p>
      <text:p text:style-name="P2"><text:bookmark text:name="page5"/><text:span text:style-name="T5">mercantilista dominante ha impuesto un estilo de vida universal y sus parámetros de convivencia se replican idénticos en cualquier punto del planeta (incluidos aquellos países antes llamados “socialistas”). Esto es lo que entendemos por “globalización”, un pacto entre los poderosos para repartirse el mundo </text:span><text:soft-page-break/><text:span text:style-name="T5">que comenzó a sellarse con los famosos Acuerdos de Bretton Woods, hace alrededor de 70 años, ocasión en que triunfó la posición norteamericana sobre la europea y terminó de consolidarse con el llamado Consenso de Washington.</text:span></text:p>
      <text:p text:style-name="P12"/>
      <text:p text:style-name="P22">Pero su osadía y su inmensa soberbia intentaron ir aún más lejos, al extremo de decretar el supuesto “fin de la Historia” para instaurar un mundo sin tiempo, en el cual se eliminara de raíz y para siempre cualquier posibilidad de discutir lo establecido. Sin embargo, una sociedad sin historia es finalmente una sociedad deshumanizada puesto que la vida humana es, en esencia, historia personal y social. Esta tara de nacimiento se extendió por todos lados como una epidemia siniestra hasta alcanzar los extremos de violencia que constatamos hoy: una realidad social perversa, en la cual el ser humano ocupa el último lugar en sus prioridades.</text:p>
      <text:p text:style-name="P13"/>
      <text:p text:style-name="P22">Afortunadamente, la Historia tiene su propia dinámica y la flecha del tiempo no se detuvo jamás. El proceso siguió su curso irreversible, invalidando todos aquellos supuestos espurios divulgados por los ideólogos del sistema. En rigor, la mayoría de los problemas que enfrentamos hoy responden justamente a la necesidad de cambiar unas estructuras e instituciones viejas que se muestran completamente incapaces de adaptarse a las transformaciones que ha ido experimentando nuestra vida colectiva. Por cierto, las élites siguen pensando que basta con un par de ajustes, una suerte de “reingeniería de cúpulas”, en un intento desesperado por mantener su situación de privilegio. Pero esos esfuerzos serán completamente inconducentes porque el tren de la Historia ya los ha dejado atrás.</text:p>
      <text:p text:style-name="P8"/>
      <text:p text:style-name="P21"><text:span text:style-name="T2">De manera que las preguntas más acuciantes para este momento histórico se refieren a los cambios que hay que hacer y cómo realizarlos del modo más efectivo posible. Hay una frase de Gramsci que ilustra muy bien lo que está sucediendo: </text:span><text:span text:style-name="T3">"La crisis consiste precisamente en el hecho de que lo viejo</text:span><text:span text:style-name="T2"> </text:span><text:span text:style-name="T3">muere y lo nuevo no puede nacer: en este interregno se verifican los fenómenos morbosos más variados"</text:span><text:span text:style-name="T2">. A la luz de esta reflexión del gran pensador marxista, se entiende un poco mejor el</text:span><text:span text:style-name="T3"> </text:span><text:span text:style-name="T2">resurgimiento explosivo de los irracionalismos, tales como la xenofobia y el fundamentalismo religioso. En la medida en que no surjan las nuevas respuestas, esa zona gris tenderá a ser colonizada por las aberraciones más diversas.</text:span></text:p>
      <text:p text:style-name="P13"/>
      <text:p text:style-name="P23">En todo caso, dentro de este panorama social y personal un tanto desalentador hay algunas buenas noticias que pueden rescatarse. La primera de ellas se refiere al hecho de que la globalización fracasó en su proyecto uniformador. Siguiendo ese viejo principio del Nuevo Humanismo que dice que</text:p>
      <text:p text:style-name="P14"/>
      <text:p text:style-name="P18"><text:span text:style-name="T3">“cuando fuerzas las cosas hacia un fin produces lo contrario”</text:span><text:span text:style-name="T2">, la diversidad ha explotado como una</text:span><text:span text:style-name="T3"> </text:span><text:span text:style-name="T2">respuesta reactiva desde la base social. Esa entropía creadora a la que aludía Prigogine abre el abanico de posibilidades y genera un campo de libertad para encontrar las variantes necesarias, capaces de romper la tendencia mecánica hacia la descomposición del sistema. Ahora el desafío consiste en aprender a coordinar esa base social que comienza a organizarse, hasta llegar a converger en un objetivo común.</text:span></text:p>
      <text:p text:style-name="P15"/>
      <text:p text:style-name="P23">La segunda noticia alentadora tiene que ver con la constatación de que el proceso histórico ya ha realizado buena parte del trabajo, creando las condiciones para un nuevo salto evolutivo. No es necesario (ni conveniente) volver atrás o partir de cero. Bastará con modificar su dirección en un pequeño ángulo, trasladando el objetivo: del mercado universal a la Nación Humana Universal. De la globalización a la mundialización.</text:p>
      <text:p text:style-name="P10"/>
      <text:p text:style-name="P25"><text:span text:style-name="T2">Hay que recordar que uno de los textos fundacionales del Nuevo Humanismo, el Documento Humanista, publicado a comienzos de los 90, ya se refería a estos temas: </text:span><text:span text:style-name="T3">“Los humanistas son</text:span><text:span text:style-name="T2"> </text:span><text:span text:style-name="T3">internacionalistas, aspiran a una nación humana universal. Comprenden globalmente el mundo en que</text:span></text:p>
      <text:p text:style-name="P19"><text:bookmark text:name="page6"/><text:span text:style-name="T3">viven y actúan en su medio inmediato. No desean un mundo uniforme sino múltiple: múltiple en las etnias, lenguas y costumbres; múltiple en las localidades, las regiones y las autonomías; múltiple en las ideas y las aspiraciones; múltiple en las creencias, el ateísmo y la religiosidad; múltiple en el trabajo; múltiple en la creatividad”</text:span><text:span text:style-name="T2">. La mundialización avanza, montada sobre la diversidad humana.</text:span></text:p>
      <text:p text:style-name="P16"/>
      <text:p text:style-name="P22">Este magnífico libro del humanista Guillermo Sullings explica en forma detallada cómo efectuar el cambio de dirección y describe con luminosa precisión la ruta que nos conducirá hacia ese objetivo histórico, la nación humana universal. El autor se inspira en las propuestas del Humanismo <text:soft-page-break/>Universalista, formuladas por el pensador latinoamericano Mario Rodríguez Cobos, Silo, hace ya 25 años. Ellas recogen la posición del humanismo frente a una crisis global que ya se anticipaba, aunque muy pocos fueran capaces de percibirla en el momento en que fueron difundidas. Quizás es por esa particular circunstancia que Silo le otorgó a su planteo el carácter de una salida de emergencia, una especie de plan B, en el caso “hipotético” de que el proyecto globalizador fracasara.</text:p>
      <text:p text:style-name="P6"/>
      <text:p text:style-name="P22">Pues bien, hoy ese fracaso ya es un hecho y no parecen existir otras opciones tan precisas y elaboradas como la que propone el humanismo. Este libro se encarga de ampliar extensamente esos desarrollos iniciales, estableciendo con claridad meridiana el curso que debiera seguir el proceso humanizador, fundamentando cada paso y cada etapa para asegurar así su viabilidad en el tiempo. Aquellos humanistas que hemos acompañado este proyecto desde sus inicios agradecemos el esfuerzo de Guillermo, su lucidez y erudición, porque nos ha permitido abrigar nuevas esperanzas, porque abre un futuro que parecía definitivamente clausurado por la estupidez de la época.</text:p>
      <text:p text:style-name="P13"/>
      <text:p text:style-name="P24">Si antes lo único que tal vez podíamos saber era de dónde veníamos, ahora, gracias a este libro, ya sabemos con certeza hacia dónde vamos.</text:p>
      <text:p text:style-name="P11"/>
      <text:p text:style-name="P1"/>
      <text:p text:style-name="P17">Francisco Ruiz-Tagle C.</text:p>
      <text:p text:style-name="P16"/>
      <text:p text:style-name="P27">Santiago, Julio de 2016<text:bookmark text:name="page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font-name-complex="Arial2"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894cm" fo:margin-bottom="1.025cm" fo:margin-left="1.905cm" fo:margin-right="1.905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894cm" fo:margin-bottom="1.025cm" fo:margin-left="11.183cm" fo:margin-right="10.195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903cm" fo:margin-bottom="1.025cm" fo:margin-left="1.905cm" fo:margin-right="1.905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903cm" fo:margin-bottom="1.025cm" fo:margin-left="11.183cm" fo:margin-right="10.195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882cm" fo:margin-bottom="1.025cm" fo:margin-left="11.113cm" fo:margin-right="10.089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3"/>
    <style:master-page style:name="Convert_20_5" style:display-name="Convert 5"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0:37:00</meta:creation-date>
    <dc:creator>William Dupré</dc:creator>
    <dc:date>2017-01-27T16:44:19.450000000</dc:date>
    <meta:editing-cycles>5</meta:editing-cycles>
    <meta:editing-duration>PT1H20M50S</meta:editing-duration>
    <meta:document-statistic meta:table-count="0" meta:image-count="0" meta:object-count="0" meta:page-count="3" meta:paragraph-count="23" meta:word-count="1638" meta:character-count="10342" meta:non-whitespace-character-count="8727"/>
    <meta:generator>LibreOffice/5.2.0.4$Windows_x86 LibreOffice_project/066b007f5ebcc236395c7d282ba488bca6720265</meta:generator>
  </office:meta>
</office:document-meta>
</file>